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language="fr" fo:country="FR" style:language-asian="zxx" style:country-asian="none" style:language-complex="zxx" style:country-complex="none"/>
    </style:style>
    <style:style style:name="P2" style:family="paragraph" style:parent-style-name="Standard">
      <style:text-properties fo:language="de" fo:country="DE" style:language-asian="zxx" style:country-asian="none" style:language-complex="zxx" style:country-complex="none"/>
    </style:style>
    <style:style style:name="P3" style:family="paragraph" style:parent-style-name="Standard">
      <style:text-properties style:use-window-font-color="true" fo:language="de" fo:country="DE" style:text-underline-style="solid" style:text-underline-width="auto" style:text-underline-color="font-color" officeooo:rsid="0018970f" officeooo:paragraph-rsid="0018970f" style:language-asian="zxx" style:country-asian="none" style:language-complex="zxx" style:country-complex="none"/>
    </style:style>
    <style:style style:name="P4" style:family="paragraph" style:parent-style-name="Standard">
      <style:text-properties style:use-window-font-color="true" fo:language="de" fo:country="DE" style:text-underline-style="none" officeooo:rsid="0018970f" officeooo:paragraph-rsid="0018970f" style:language-asian="zxx" style:country-asian="none" style:language-complex="zxx" style:country-complex="none"/>
    </style:style>
    <style:style style:name="P5" style:family="paragraph" style:parent-style-name="Standard">
      <style:text-properties style:use-window-font-color="true" fo:language="de" fo:country="DE" style:text-underline-style="none" officeooo:rsid="001b581a" officeooo:paragraph-rsid="001b581a" style:language-asian="zxx" style:country-asian="none" style:language-complex="zxx" style:country-complex="none"/>
    </style:style>
    <style:style style:name="P6" style:family="paragraph" style:parent-style-name="Standard">
      <style:text-properties style:use-window-font-color="true" fo:language="de" fo:country="DE" style:text-underline-style="none" officeooo:rsid="00200ed8" officeooo:paragraph-rsid="00200ed8" style:language-asian="zxx" style:country-asian="none" style:language-complex="zxx" style:country-complex="none"/>
    </style:style>
    <style:style style:name="P7" style:family="paragraph" style:parent-style-name="Text_20_body">
      <style:text-properties fo:language="de" fo:country="DE" style:language-asian="zxx" style:country-asian="none" style:language-complex="zxx" style:country-complex="none"/>
    </style:style>
    <style:style style:name="P8" style:family="paragraph" style:parent-style-name="Text_20_body">
      <loext:graphic-properties draw:fill="solid" draw:fill-color="#ffffff" draw:opacity="100%"/>
      <style:paragraph-properties fo:line-height="115%" fo:background-color="#ffffff"/>
    </style:style>
    <style:style style:name="P9" style:family="paragraph" style:parent-style-name="Text_20_body">
      <loext:graphic-properties draw:fill="solid" draw:fill-color="#ffffff" draw:opacity="100%"/>
      <style:paragraph-properties fo:line-height="115%" fo:background-color="#ffffff"/>
      <style:text-properties style:use-window-font-color="true"/>
    </style:style>
    <style:style style:name="P10" style:family="paragraph" style:parent-style-name="Standard">
      <style:text-properties style:use-window-font-color="true" fo:language="de" fo:country="DE" style:text-underline-style="none" officeooo:rsid="0021577c" officeooo:paragraph-rsid="00200ed8" style:language-asian="zxx" style:country-asian="none" style:language-complex="zxx" style:country-complex="none"/>
    </style:style>
    <style:style style:name="T1" style:family="text">
      <style:text-properties fo:language="fr" fo:country="FR" style:language-asian="zxx" style:country-asian="none" style:language-complex="zxx" style:country-complex="none"/>
    </style:style>
    <style:style style:name="T2" style:family="text">
      <style:text-properties fo:color="#ff0000"/>
    </style:style>
    <style:style style:name="T3" style:family="text">
      <style:text-properties fo:font-weight="normal" style:font-weight-asian="normal" style:font-weight-complex="normal"/>
    </style:style>
    <style:style style:name="T4" style:family="text">
      <style:text-properties style:use-window-font-color="true"/>
    </style:style>
    <style:style style:name="T5" style:family="text">
      <style:text-properties style:use-window-font-color="true" style:text-underline-style="solid" style:text-underline-width="auto" style:text-underline-color="font-color"/>
    </style:style>
    <style:style style:name="T6" style:family="text">
      <style:text-properties officeooo:rsid="001e9ec3"/>
    </style:style>
    <style:style style:name="T7" style:family="text">
      <style:text-properties officeooo:rsid="0023da4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T7">L<text:tab/></text:span>Ausdruck = Expression</text:p>
      <text:p text:style-name="Standard">Fehler = Erreur</text:p>
      <text:p text:style-name="Standard">Aufopferung = Sacrifice</text:p>
      <text:p text:style-name="Standard">En<text:span text:style-name="T6">g</text:span>agement = Engagement, à prononcer en fr</text:p>
      <text:p text:style-name="Standard">Nachhaltigkeit = <text:span text:style-name="T1">Développement</text:span> durable</text:p>
      <text:p text:style-name="P1">Trännen = Larmes</text:p>
      <text:p text:style-name="P1">Spott = Moquerie</text:p>
      <text:p text:style-name="P2">Ablelung = Refus</text:p>
      <text:p text:style-name="P2">Tagferkeit = Der Mut = Courage</text:p>
      <text:p text:style-name="P2">Die Ausdam = Persévérance</text:p>
      <text:p text:style-name="P2">Der Zweifel = Le doute</text:p>
      <text:p text:style-name="P2">Die Kritik</text:p>
      <text:p text:style-name="P2">Der Eleiß = L'effort</text:p>
      <text:p text:style-name="P2">Chaotisch</text:p>
      <text:p text:style-name="P2">Geheinsvoll</text:p>
      <text:p text:style-name="P2">Witzig = drôle</text:p>
      <text:p text:style-name="P2">Mutig</text:p>
      <text:p text:style-name="P2">Lindisch = Joueur</text:p>
      <text:p text:style-name="P2"/>
      <text:p text:style-name="P7"><text:span text:style-name="Strong_20_Emphasis"><text:span text:style-name="T2">Conjuguer les verbes () au prétérit</text:span></text:span></text:p>
      <text:p text:style-name="P9"> </text:p>
      <text:p text:style-name="P9">1-Meine Oma erzältet mir als Kind oft ein Märchen vor dem Einschlafen (erzählen). </text:p>
      <text:p text:style-name="P9">2-Ich traümte dann meistens von einer guten Fee (träumen). </text:p>
      <text:p text:style-name="P9">3-Manchmal kommtet im Traum aber auch eine böse Hexe vor (vor/kommen). </text:p>
      <text:p text:style-name="P9">4-Dann wachte ich mitten in der Nacht schweißgebadet auf(auf/wachen), weil ich Angst habte (haben). </text:p>
      <text:p text:style-name="P9">5-In meinen träumen verwandelte ich mich jedoch meistens in einer schöne aber emanzipierte Prinzessin (verwandeln). </text:p>
      <text:p text:style-name="P9">6-Stolze und arrogante Prinzen interresierte mich einfach nie (interessieren). </text:p>
      <text:p text:style-name="P9"> </text:p>
      <text:p text:style-name="P9"> </text:p>
      <text:p text:style-name="P8"><text:span text:style-name="Strong_20_Emphasis"><text:span text:style-name="T4">Conjuguer les verbes () au prétérit</text:span></text:span></text:p>
      <text:p text:style-name="P9"> </text:p>
      <text:p text:style-name="P8"><text:span text:style-name="Strong_20_Emphasis"><text:span text:style-name="T5">Die Bremer Stadtmusikanten </text:span></text:span></text:p>
      <text:p text:style-name="P9"> </text:p>
      <text:p text:style-name="P9">Es wäre einmal ein Alter Esel, der schon viel und hart für seinen Meister gearbeitet hatte. Eines Tages beschließte er nach Bremen zu gehen denn er wollte dort Musik spielen. Auf dem Weg traf er zuerst einen Hund dann begegnte er einer Katze und schließlich stoßtet er auf einen Hahn. Sie alle waren alt und müde, weil Menschen sie schlecht behandelt hatten. Deswegen beschließte die 4 Tiere alle zusammen nach Bremen zu gehen. Sie träumten nämlich davon, dort Stadtmusikanten zu werden. </text:p>
      <text:p text:style-name="P9"> </text:p>
      <text:p text:style-name="P8"><text:soft-page-break/><text:span text:style-name="Strong_20_Emphasis"><text:span text:style-name="T4">Raconter la suite du conte au prétérit en utilisant les expressions ci-dessous</text:span></text:span></text:p>
      <text:p text:style-name="P9"> </text:p>
      <text:p text:style-name="P9">a-die 3 Tiere / abends zu einem Haus im Wald kommen / hungrig sein </text:p>
      <text:p text:style-name="P9">Die 3 Tiere, die abends zu einem Haus im Wald kommte, waren hungrig.</text:p>
      <text:p text:style-name="P9">b-der Esel / durch das Fenster blicken / darin einen gedeckten Tisch mit Essen und Trinken sehen </text:p>
      <text:p text:style-name="P9">Der esel, durch den das Fenster blicktet, <text:span text:style-name="T3"><text:s/>darin einen gedeckten Tisch mit Essen und Trinken sahen.</text:span></text:p>
      <text:p text:style-name="P9">c-auch Räuber / im Haus am Tisch sitzen </text:p>
      <text:p text:style-name="P9">Auch Räuber, der im Haus am Tisch satzt</text:p>
      <text:p text:style-name="P9">d-die Tiere / die Räuber hinaus jagen wollen / sich deshalb einen Plan überlegen </text:p>
      <text:p text:style-name="P9">die Tiere, die die Räuber hinaus jagen wollte, sichb deshalb einen Plan überlegte.</text:p>
      <text:p text:style-name="P9">e-der Hund / auf den Esel springen / die Katze / auf den Hund klettern / der Hahn / sich auf die Katze stellen </text:p>
      <text:p text:style-name="P9">Der Hund sprang auf den Esel, die Katze kletterte auf den Hund, und der Hahn stellete sich auf die Katze.</text:p>
      <text:p text:style-name="P9">f-dann / gemeinsam / am Fenster Musik machen </text:p>
      <text:p text:style-name="P9">dann gemeinsam machte musik am Fenster.</text:p>
      <text:p text:style-name="P9">g-der Esel / schreien / der Hund / bellen / die Katze / miauen / der Hahn / krähen </text:p>
      <text:p text:style-name="P9">Der Esel schrie, der Hund bellte, die Katze miaute, der Hahn krähte</text:p>
      <text:p text:style-name="P9">h-die Räuber / große Angst haben / in den Wald fliehen </text:p>
      <text:p text:style-name="P9">und die Räuber, habte groß Angt, floh in den Wald.</text:p>
      <text:p text:style-name="P9">i-die vier Bremer Stadtmusikanten / die köstlichen Speisen essen / Im Haus bleiben </text:p>
      <text:p text:style-name="P9">Die vier Bremer Stadtmusikanten aß die köstlichen Speisen, und im haus blieb.</text:p>
      <text:p text:style-name="P3">Tagesschau</text:p>
      <text:p text:style-name="P4"/>
      <text:p text:style-name="P4">Berlin hast Franziska Giffey als die erste Bürgemenisterin. Sie braucht ein Koalition machen, am meistens mit die FDP. </text:p>
      <text:p text:style-name="P4"/>
      <text:p text:style-name="P5">AfD städts für Alternative für Deutschland</text:p>
      <text:p text:style-name="P5">Diese Whal (cette fois)</text:p>
      <text:p text:style-name="P5"/>
      <text:p text:style-name="P6">später : plus tard </text:p>
      <text:p text:style-name="P10">3G : Geimpft, getestet, genessen</text:p>
      <text:p text:style-name="P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08T10:45:09.073000000</meta:creation-date>
    <meta:editing-duration>PT46M56S</meta:editing-duration>
    <meta:editing-cycles>11</meta:editing-cycles>
    <meta:generator>LibreOffice/6.4.7.2$Linux_X86_64 LibreOffice_project/40$Build-2</meta:generator>
    <dc:date>2022-04-19T21:36:57.280482935</dc:date>
    <meta:document-statistic meta:table-count="0" meta:image-count="0" meta:object-count="0" meta:page-count="2" meta:paragraph-count="60" meta:word-count="515" meta:character-count="3062" meta:non-whitespace-character-count="2573"/>
    <meta:user-defined meta:name="Info 1"/>
    <meta:user-defined meta:name="Info 2"/>
    <meta:user-defined meta:name="Info 3"/>
    <meta:user-defined meta:name="Info 4"/>
  </office:meta>
</office:document-meta>
</file>